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Standard">
      <style:text-properties officeooo:rsid="00055267" officeooo:paragraph-rsid="00055267"/>
    </style:style>
    <style:style style:name="P2" style:family="paragraph" style:parent-style-name="Standard">
      <style:text-properties style:text-underline-style="solid" style:text-underline-width="auto" style:text-underline-color="font-color" fo:font-weight="bold" officeooo:rsid="00055267" officeooo:paragraph-rsid="00055267" style:font-weight-asian="bold" style:font-weight-complex="bold"/>
    </style:style>
    <style:style style:name="P3" style:family="paragraph" style:parent-style-name="Standard">
      <style:text-properties style:text-underline-style="solid" style:text-underline-width="auto" style:text-underline-color="font-color" fo:font-weight="bold" officeooo:rsid="0008979b" officeooo:paragraph-rsid="0008979b" style:font-weight-asian="bold" style:font-weight-complex="bold"/>
    </style:style>
    <style:style style:name="P4" style:family="paragraph" style:parent-style-name="Standard">
      <style:text-properties style:text-underline-style="solid" style:text-underline-width="auto" style:text-underline-color="font-color" fo:font-weight="bold" officeooo:rsid="00096b4d" officeooo:paragraph-rsid="00096b4d" style:font-weight-asian="bold" style:font-weight-complex="bold"/>
    </style:style>
    <style:style style:name="P5" style:family="paragraph" style:parent-style-name="Standard">
      <style:text-properties style:text-underline-style="solid" style:text-underline-width="auto" style:text-underline-color="font-color" fo:font-weight="bold" officeooo:rsid="000b0d93" officeooo:paragraph-rsid="000b0d93" style:font-weight-asian="bold" style:font-weight-complex="bold"/>
    </style:style>
    <style:style style:name="P6" style:family="paragraph" style:parent-style-name="Standard">
      <style:text-properties officeooo:rsid="000575e1" officeooo:paragraph-rsid="000575e1"/>
    </style:style>
    <style:style style:name="P7" style:family="paragraph" style:parent-style-name="Standard">
      <style:text-properties officeooo:rsid="0006a7f9" officeooo:paragraph-rsid="0006a7f9"/>
    </style:style>
    <style:style style:name="P8" style:family="paragraph" style:parent-style-name="Standard">
      <style:text-properties officeooo:rsid="00079a8e" officeooo:paragraph-rsid="00079a8e"/>
    </style:style>
    <style:style style:name="P9" style:family="paragraph" style:parent-style-name="Standard">
      <style:text-properties officeooo:rsid="0007d309" officeooo:paragraph-rsid="0007d309"/>
    </style:style>
    <style:style style:name="P10" style:family="paragraph" style:parent-style-name="Standard">
      <style:text-properties officeooo:rsid="0008979b" officeooo:paragraph-rsid="0008979b"/>
    </style:style>
    <style:style style:name="P11" style:family="paragraph" style:parent-style-name="Standard">
      <style:text-properties style:text-underline-style="none" fo:font-weight="normal" officeooo:rsid="0008979b" officeooo:paragraph-rsid="0008979b" style:font-weight-asian="normal" style:font-weight-complex="normal"/>
    </style:style>
    <style:style style:name="P12" style:family="paragraph" style:parent-style-name="Standard">
      <style:text-properties officeooo:rsid="00096b4d" officeooo:paragraph-rsid="00096b4d"/>
    </style:style>
    <style:style style:name="P13" style:family="paragraph" style:parent-style-name="Standard">
      <style:text-properties fo:font-style="italic" style:text-underline-style="solid" style:text-underline-width="auto" style:text-underline-color="font-color" fo:font-weight="bold" officeooo:rsid="000c7ade" officeooo:paragraph-rsid="000c7ade" style:font-style-asian="italic" style:font-weight-asian="bold" style:font-style-complex="italic" style:font-weight-complex="bold"/>
    </style:style>
    <style:style style:name="P14" style:family="paragraph" style:parent-style-name="Standard">
      <style:text-properties fo:font-style="italic" style:text-underline-style="solid" style:text-underline-width="auto" style:text-underline-color="font-color" fo:font-weight="bold" officeooo:rsid="00165ba3" officeooo:paragraph-rsid="00165ba3" style:font-style-asian="italic" style:font-weight-asian="bold" style:font-style-complex="italic" style:font-weight-complex="bold"/>
    </style:style>
    <style:style style:name="P15" style:family="paragraph" style:parent-style-name="Standard">
      <style:text-properties fo:font-style="italic" style:text-underline-style="solid" style:text-underline-width="auto" style:text-underline-color="font-color" fo:font-weight="bold" officeooo:rsid="0016c5b7" officeooo:paragraph-rsid="0016c5b7" style:font-style-asian="italic" style:font-weight-asian="bold" style:font-style-complex="italic" style:font-weight-complex="bold"/>
    </style:style>
    <style:style style:name="P16" style:family="paragraph" style:parent-style-name="Standard">
      <style:text-properties fo:font-style="italic" style:text-underline-style="solid" style:text-underline-width="auto" style:text-underline-color="font-color" fo:font-weight="bold" officeooo:rsid="001855c0" officeooo:paragraph-rsid="001855c0" style:font-style-asian="italic" style:font-weight-asian="bold" style:font-style-complex="italic" style:font-weight-complex="bold"/>
    </style:style>
    <style:style style:name="P17" style:family="paragraph" style:parent-style-name="Standard">
      <style:text-properties fo:font-style="italic" style:text-underline-style="solid" style:text-underline-width="auto" style:text-underline-color="font-color" fo:font-weight="bold" officeooo:rsid="001a026c" officeooo:paragraph-rsid="001a026c" style:font-style-asian="italic" style:font-weight-asian="bold" style:font-style-complex="italic" style:font-weight-complex="bold"/>
    </style:style>
    <style:style style:name="P18" style:family="paragraph" style:parent-style-name="Standard">
      <style:text-properties fo:font-style="italic" style:text-underline-style="solid" style:text-underline-width="auto" style:text-underline-color="font-color" fo:font-weight="bold" officeooo:rsid="001a57a5" officeooo:paragraph-rsid="001a57a5" style:font-style-asian="italic" style:font-weight-asian="bold" style:font-style-complex="italic" style:font-weight-complex="bold"/>
    </style:style>
    <style:style style:name="P19" style:family="paragraph" style:parent-style-name="Standard">
      <style:text-properties fo:font-style="italic" style:text-underline-style="solid" style:text-underline-width="auto" style:text-underline-color="font-color" fo:font-weight="bold" officeooo:rsid="001b6862" officeooo:paragraph-rsid="001b6862" style:font-style-asian="italic" style:font-weight-asian="bold" style:font-style-complex="italic" style:font-weight-complex="bold"/>
    </style:style>
    <style:style style:name="P20" style:family="paragraph" style:parent-style-name="Standard">
      <style:text-properties fo:font-style="italic" style:text-underline-style="solid" style:text-underline-width="auto" style:text-underline-color="font-color" fo:font-weight="bold" officeooo:rsid="001dbb74" officeooo:paragraph-rsid="001dbb74" style:font-style-asian="italic" style:font-weight-asian="bold" style:font-style-complex="italic" style:font-weight-complex="bold"/>
    </style:style>
    <style:style style:name="P21" style:family="paragraph" style:parent-style-name="Standard">
      <style:text-properties fo:font-style="italic" style:text-underline-style="solid" style:text-underline-width="auto" style:text-underline-color="font-color" fo:font-weight="bold" officeooo:rsid="00228723" officeooo:paragraph-rsid="00228723" style:font-style-asian="italic" style:font-weight-asian="bold" style:font-style-complex="italic" style:font-weight-complex="bold"/>
    </style:style>
    <style:style style:name="P22" style:family="paragraph" style:parent-style-name="Standard">
      <style:text-properties fo:font-style="italic" style:text-underline-style="solid" style:text-underline-width="auto" style:text-underline-color="font-color" fo:font-weight="bold" officeooo:rsid="00241ec6" officeooo:paragraph-rsid="00241ec6" style:font-style-asian="italic" style:font-weight-asian="bold" style:font-style-complex="italic" style:font-weight-complex="bold"/>
    </style:style>
    <style:style style:name="P23" style:family="paragraph" style:parent-style-name="Standard">
      <style:text-properties fo:font-style="italic" style:text-underline-style="solid" style:text-underline-width="auto" style:text-underline-color="font-color" officeooo:rsid="00165ba3" officeooo:paragraph-rsid="00165ba3" style:font-style-asian="italic" style:font-style-complex="italic"/>
    </style:style>
    <style:style style:name="P24" style:family="paragraph" style:parent-style-name="Standard">
      <style:text-properties fo:font-style="italic" style:text-underline-style="none" fo:font-weight="normal" officeooo:rsid="0016c5b7" officeooo:paragraph-rsid="0016c5b7" style:font-style-asian="italic" style:font-weight-asian="normal" style:font-style-complex="italic" style:font-weight-complex="normal"/>
    </style:style>
    <style:style style:name="P25" style:family="paragraph" style:parent-style-name="Standard">
      <style:text-properties style:text-line-through-style="solid" style:text-line-through-type="single" fo:font-style="italic" style:text-underline-style="solid" style:text-underline-width="auto" style:text-underline-color="font-color" fo:font-weight="bold" officeooo:rsid="000c7ade" officeooo:paragraph-rsid="000c7ade" style:font-style-asian="italic" style:font-weight-asian="bold" style:font-style-complex="italic" style:font-weight-complex="bold"/>
    </style:style>
    <style:style style:name="P26" style:family="paragraph" style:parent-style-name="Standard">
      <style:text-properties style:text-line-through-style="solid" style:text-line-through-type="single" fo:font-style="italic" style:text-underline-style="solid" style:text-underline-width="auto" style:text-underline-color="font-color" fo:font-weight="bold" officeooo:rsid="000cf03c" officeooo:paragraph-rsid="000cf03c" style:font-style-asian="italic" style:font-weight-asian="bold" style:font-style-complex="italic" style:font-weight-complex="bold"/>
    </style:style>
    <style:style style:name="P27" style:family="paragraph" style:parent-style-name="Standard">
      <style:text-properties style:text-line-through-style="solid" style:text-line-through-type="single" fo:font-style="italic" style:text-underline-style="solid" style:text-underline-width="auto" style:text-underline-color="font-color" fo:font-weight="bold" officeooo:rsid="00130ec2" officeooo:paragraph-rsid="00150bef" style:font-style-asian="italic" style:font-weight-asian="bold" style:font-style-complex="italic" style:font-weight-complex="bold"/>
    </style:style>
    <style:style style:name="P28" style:family="paragraph" style:parent-style-name="Standard">
      <style:text-properties style:text-line-through-style="solid" style:text-line-through-type="single" fo:font-style="italic" style:text-underline-style="solid" style:text-underline-width="auto" style:text-underline-color="font-color" fo:font-weight="bold" officeooo:rsid="00150bef" officeooo:paragraph-rsid="00150bef" style:font-style-asian="italic" style:font-weight-asian="bold" style:font-style-complex="italic" style:font-weight-complex="bold"/>
    </style:style>
    <style:style style:name="P29" style:family="paragraph" style:parent-style-name="Standard">
      <style:text-properties style:text-line-through-style="solid" style:text-line-through-type="single" fo:font-style="italic" style:text-underline-style="solid" style:text-underline-width="auto" style:text-underline-color="font-color" fo:font-weight="normal" officeooo:rsid="000cf03c" officeooo:paragraph-rsid="000cf03c" style:font-style-asian="italic" style:font-weight-asian="normal" style:font-style-complex="italic" style:font-weight-complex="normal"/>
    </style:style>
    <style:style style:name="P30" style:family="paragraph" style:parent-style-name="Standard">
      <style:text-properties style:text-line-through-style="solid" style:text-line-through-type="single" fo:font-style="italic" style:text-underline-style="solid" style:text-underline-width="auto" style:text-underline-color="font-color" fo:font-weight="normal" officeooo:rsid="00150bef" officeooo:paragraph-rsid="00150bef" style:font-style-asian="italic" style:font-weight-asian="normal" style:font-style-complex="italic" style:font-weight-complex="normal"/>
    </style:style>
    <style:style style:name="P31" style:family="paragraph" style:parent-style-name="Standard">
      <style:text-properties style:text-line-through-style="solid" style:text-line-through-type="single" fo:font-style="normal" style:text-underline-style="none" fo:font-weight="normal" officeooo:rsid="000c7ade" officeooo:paragraph-rsid="000c7ade" style:font-style-asian="normal" style:font-weight-asian="normal" style:font-style-complex="normal" style:font-weight-complex="normal"/>
    </style:style>
    <style:style style:name="P32" style:family="paragraph" style:parent-style-name="Standard">
      <style:text-properties officeooo:rsid="00130ec2" officeooo:paragraph-rsid="000c7ade"/>
    </style:style>
    <style:style style:name="P33" style:family="paragraph" style:parent-style-name="Standard">
      <style:text-properties officeooo:rsid="00165ba3" officeooo:paragraph-rsid="00165ba3"/>
    </style:style>
    <style:style style:name="P34" style:family="paragraph" style:parent-style-name="Standard">
      <style:text-properties fo:font-style="normal" style:text-underline-style="none" fo:font-weight="normal" officeooo:rsid="001dbb74" officeooo:paragraph-rsid="001dbb74" style:font-style-asian="normal" style:font-weight-asian="normal" style:font-style-complex="normal" style:font-weight-complex="normal"/>
    </style:style>
    <style:style style:name="P35" style:family="paragraph" style:parent-style-name="Standard">
      <style:text-properties fo:font-style="normal" style:text-underline-style="none" fo:font-weight="normal" officeooo:rsid="001f62a8" officeooo:paragraph-rsid="001f62a8" style:font-style-asian="normal" style:font-weight-asian="normal" style:font-style-complex="normal" style:font-weight-complex="normal"/>
    </style:style>
    <style:style style:name="P36" style:family="paragraph" style:parent-style-name="Standard">
      <style:text-properties fo:font-style="normal" style:text-underline-style="none" fo:font-weight="normal" officeooo:rsid="00228723" officeooo:paragraph-rsid="00228723" style:font-style-asian="normal" style:font-weight-asian="normal" style:font-style-complex="normal" style:font-weight-complex="normal"/>
    </style:style>
    <style:style style:name="P37" style:family="paragraph" style:parent-style-name="Standard">
      <style:text-properties fo:font-style="normal" style:text-underline-style="none" fo:font-weight="normal" officeooo:rsid="00241ec6" officeooo:paragraph-rsid="00241ec6" style:font-style-asian="normal" style:font-weight-asian="normal" style:font-style-complex="normal" style:font-weight-complex="normal"/>
    </style:style>
    <style:style style:name="P38" style:family="paragraph" style:parent-style-name="Standard">
      <style:text-properties fo:font-style="normal" style:text-underline-style="none" fo:font-weight="normal" officeooo:rsid="0027c544" officeooo:paragraph-rsid="0027c544" style:font-style-asian="normal" style:font-weight-asian="normal" style:font-style-complex="normal"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30ec2" style:font-weight-asian="normal" style:font-weight-complex="normal"/>
    </style:style>
    <style:style style:name="T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italic" style:text-underline-style="solid" style:text-underline-width="auto" style:text-underline-color="font-color" officeooo:rsid="00079a8e" style:font-style-asian="italic" style:font-style-complex="italic"/>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officeooo:rsid="000575e1"/>
    </style:style>
    <style:style style:name="T9" style:family="text">
      <style:text-properties officeooo:rsid="0005b08a"/>
    </style:style>
    <style:style style:name="T10" style:family="text">
      <style:text-properties officeooo:rsid="0006a7f9"/>
    </style:style>
    <style:style style:name="T11" style:family="text">
      <style:text-properties officeooo:rsid="00079a8e"/>
    </style:style>
    <style:style style:name="T12" style:family="text">
      <style:text-properties officeooo:rsid="0007d309"/>
    </style:style>
    <style:style style:name="T13" style:family="text">
      <style:text-properties officeooo:rsid="0008586a"/>
    </style:style>
    <style:style style:name="T14" style:family="text">
      <style:text-properties officeooo:rsid="0008979b"/>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normal" officeooo:rsid="00150bef" style:font-weight-asian="normal" style:font-weight-complex="normal"/>
    </style:style>
    <style:style style:name="T17" style:family="text">
      <style:text-properties fo:font-style="normal" style:font-style-asian="normal" style:font-style-complex="normal"/>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tyle="normal" style:text-underline-style="none" style:font-style-asian="normal" style:font-style-complex="normal"/>
    </style:style>
    <style:style style:name="T20" style:family="text">
      <style:text-properties fo:font-style="normal" style:text-underline-style="none" fo:font-weight="bold" style:font-style-asian="normal" style:font-weight-asian="bold" style:font-style-complex="normal" style:font-weight-complex="bold"/>
    </style:style>
    <style:style style:name="T21" style:family="text">
      <style:text-properties style:text-line-through-style="none" style:text-line-through-type="none"/>
    </style:style>
    <style:style style:name="T22" style:family="text">
      <style:text-properties style:text-line-through-style="none" style:text-line-through-type="none" fo:font-style="normal" style:text-underline-style="none" fo:font-weight="normal" style:font-style-asian="normal" style:font-weight-asian="normal" style:font-style-complex="normal" style:font-weight-complex="normal"/>
    </style:style>
    <style:style style:name="T23" style:family="text">
      <style:text-properties style:text-line-through-style="none" style:text-line-through-type="none" fo:font-style="normal" style:text-underline-style="none" fo:font-weight="normal" officeooo:rsid="00150bef" style:font-style-asian="normal" style:font-weight-asian="normal" style:font-style-complex="normal" style:font-weight-complex="normal"/>
    </style:style>
    <style:style style:name="T24" style:family="text">
      <style:text-properties style:text-line-through-style="none" style:text-line-through-type="none" fo:font-style="normal" style:text-underline-style="none" style:font-style-asian="normal" style:font-style-complex="normal"/>
    </style:style>
    <style:style style:name="T25" style:family="text">
      <style:text-properties style:text-line-through-style="none" style:text-line-through-type="none" fo:font-style="normal" style:text-underline-style="none" officeooo:rsid="00150bef" style:font-style-asian="normal" style:font-style-complex="normal"/>
    </style:style>
    <style:style style:name="T26" style:family="text">
      <style:text-properties style:text-line-through-style="none" style:text-line-through-type="none" fo:font-style="normal" style:text-underline-style="none" fo:font-weight="bold" style:font-style-asian="normal" style:font-weight-asian="bold" style:font-style-complex="normal" style:font-weight-complex="bold"/>
    </style:style>
    <style:style style:name="T27" style:family="text">
      <style:text-properties style:text-line-through-style="none" style:text-line-through-type="none" fo:font-weight="normal" style:font-weight-asian="normal" style:font-weight-complex="normal"/>
    </style:style>
    <style:style style:name="T28" style:family="text">
      <style:text-properties style:text-line-through-style="none" style:text-line-through-type="none" officeooo:rsid="00150bef"/>
    </style:style>
    <style:style style:name="T29" style:family="text">
      <style:text-properties officeooo:rsid="00150bef"/>
    </style:style>
    <style:style style:name="T30" style:family="text">
      <style:text-properties officeooo:rsid="00165ba3"/>
    </style:style>
    <style:style style:name="T31" style:family="text">
      <style:text-properties style:text-position="0% 100%"/>
    </style:style>
    <style:style style:name="T32" style:family="text">
      <style:text-properties style:text-position="0% 100%" fo:font-style="normal" style:text-underline-style="none" fo:font-weight="normal" style:font-style-asian="normal" style:font-weight-asian="normal" style:font-style-complex="normal" style:font-weight-complex="normal"/>
    </style:style>
    <style:style style:name="T33" style:family="text">
      <style:text-properties style:text-position="0% 100%" fo:font-style="normal" style:text-underline-style="none" fo:font-weight="normal" officeooo:rsid="001a026c" style:font-style-asian="normal" style:font-weight-asian="normal" style:font-style-complex="normal" style:font-weight-complex="normal"/>
    </style:style>
    <style:style style:name="T34" style:family="text">
      <style:text-properties style:text-position="0% 100%" fo:font-style="normal" style:text-underline-style="none" fo:font-weight="normal" officeooo:rsid="001a57a5" style:font-style-asian="normal" style:font-weight-asian="normal" style:font-style-complex="normal" style:font-weight-complex="normal"/>
    </style:style>
    <style:style style:name="T35" style:family="text">
      <style:text-properties style:text-position="0% 100%" fo:font-style="normal" style:text-underline-style="none" fo:font-weight="normal" officeooo:rsid="001b6862" style:font-style-asian="normal" style:font-weight-asian="normal" style:font-style-complex="normal" style:font-weight-complex="normal"/>
    </style:style>
    <style:style style:name="T36" style:family="text">
      <style:text-properties style:text-position="0% 100%" fo:font-style="normal" style:text-underline-style="none" fo:font-weight="normal" officeooo:rsid="001dbb74" style:font-style-asian="normal" style:font-weight-asian="normal" style:font-style-complex="normal" style:font-weight-complex="normal"/>
    </style:style>
    <style:style style:name="T37" style:family="text">
      <style:text-properties style:text-position="0% 100%" fo:font-style="normal" fo:font-weight="normal" style:font-style-asian="normal" style:font-weight-asian="normal" style:font-style-complex="normal" style:font-weight-complex="normal"/>
    </style:style>
    <style:style style:name="T38" style:family="text">
      <style:text-properties style:text-position="0% 100%" fo:font-weight="normal" style:font-weight-asian="normal" style:font-weight-complex="normal"/>
    </style:style>
    <style:style style:name="T39" style:family="text">
      <style:text-properties style:text-position="0% 100%" style:text-underline-style="none" fo:font-weight="normal" style:font-weight-asian="normal" style:font-weight-complex="normal"/>
    </style:style>
    <style:style style:name="T40" style:family="text">
      <style:text-properties officeooo:rsid="001a026c"/>
    </style:style>
    <style:style style:name="T41" style:family="text">
      <style:text-properties officeooo:rsid="001e7770"/>
    </style:style>
    <style:style style:name="T42" style:family="text">
      <style:text-properties officeooo:rsid="001f0cea"/>
    </style:style>
    <style:style style:name="T43" style:family="text">
      <style:text-properties officeooo:rsid="0020dff5"/>
    </style:style>
    <style:style style:name="T44" style:family="text">
      <style:text-properties officeooo:rsid="0022aa63"/>
    </style:style>
    <style:style style:name="T45" style:family="text">
      <style:text-properties style:font-name="sans-serif"/>
    </style:style>
    <style:style style:name="T46" style:family="text">
      <style:text-properties style:font-name="sans-serif" officeooo:rsid="0025d688"/>
    </style:style>
    <style:style style:name="T47" style:family="text">
      <style:text-properties style:font-name="sans-serif" officeooo:rsid="00269fe5"/>
    </style:style>
    <style:style style:name="T48" style:family="text">
      <style:text-properties officeooo:rsid="00260c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RYPTOGRAPHY</text:p>
      <text:p text:style-name="P1">Use xor function mostly – doesn’t indicate input based on output, and its its own inverse</text:p>
      <text:p text:style-name="P1"/>
      <text:p text:style-name="P1"><text:span text:style-name="T4">1 time pad cipher </text:span>– </text:p>
      <text:p text:style-name="P1">-only mathematical unbreakable cipher. </text:p>
      <text:p text:style-name="P1">-Generate random bits as long as your message, then xor that with the actual message. </text:p>
      <text:p text:style-name="P1">-Very impractical method though, very difficult to share keys</text:p>
      <text:p text:style-name="P1"/>
      <text:p text:style-name="P1">Security – computational feasibility</text:p>
      <text:p text:style-name="P1">-Secure – confidentiality, listener can’t tell anything about your plaintext (except for length)</text:p>
      <text:p text:style-name="P1"/>
      <text:p text:style-name="P13">Symmetric Encryption--------------------------------------------------------------------------------------</text:p>
      <text:p text:style-name="P1"/>
      <text:p text:style-name="P1">Encryption Algorithms - </text:p>
      <text:p text:style-name="P1">1. Rotation/Caesar Cipher – easily breakable with online tools</text:p>
      <text:p text:style-name="P1">-take message, rotate letters by a constant #</text:p>
      <text:p text:style-name="P1">-brute force is always an option because of limited rotations (26)</text:p>
      <text:p text:style-name="P1">2. Substitution Cipher – fix of rotation cipher, sub letters for diff letters instead of rotating them constantly</text:p>
      <text:p text:style-name="P1">-can look at cipher text and see which characters are more and less common, can guess which <text:span text:style-name="T8">letters in plain text</text:span></text:p>
      <text:p text:style-name="P6">3. Vigenere Cipher – pick a key, have a huge table that encodes each letter based on plain text word</text:p>
      <text:p text:style-name="P6">-vulnerable to statistic analysis (Kasitski text)</text:p>
      <text:p text:style-name="P6">-look for words that are commonly used and encrypted the same, look for repeating characters to guess plain text</text:p>
      <text:p text:style-name="P6">4. Enigma – WW2, key is determined by wires/order of rotors/how rotors+wires are set up</text:p>
      <text:p text:style-name="P6">-rotors change as message is typed, changing encryption as possible</text:p>
      <text:p text:style-name="P6">5. Data Encryption Standard (DES)</text:p>
      <text:p text:style-name="P6">-focus on computational security</text:p>
      <text:p text:style-name="P6">-standardized in 1978</text:p>
      <text:p text:style-name="P6">-made w 56 bits</text:p>
      <text:p text:style-name="P6">-current standard says anything less than 60 bits is already too easy to break </text:p>
      <text:p text:style-name="P6">-variation called triple DES (use DES 3 times with 3 diff keys, enhances security)</text:p>
      <text:p text:style-name="P6"><text:tab/>-very slow, inefficient</text:p>
      <text:p text:style-name="P6">-can break in a couple days with limited hardware</text:p>
      <text:p text:style-name="P6"/>
      <text:p text:style-name="P6">Modern Encryption-</text:p>
      <text:p text:style-name="P6">1. Advanced Encryption Standard (AES) – <text:span text:style-name="T9">very widespread use, works very well</text:span></text:p>
      <text:p text:style-name="P6">-<text:span text:style-name="T9">standardized once DES was easily broken</text:span></text:p>
      <text:p text:style-name="P6">-<text:span text:style-name="T10">Reinghall <text:s/>= algorithm chosen for AES</text:span></text:p>
      <text:p text:style-name="P6">-<text:span text:style-name="T10">3 diff key sizes, giving diff levels of security (128, 192, 256)</text:span></text:p>
      <text:p text:style-name="P6">-<text:span text:style-name="T10">might as well use 256 (unless we need to worry about space)</text:span></text:p>
      <text:p text:style-name="P6">-<text:span text:style-name="T10">best way to break AES is guess every possible key until you find it (very inefficient)</text:span></text:p>
      <text:p text:style-name="P6">-<text:span text:style-name="T10">considered pseudo random function</text:span></text:p>
      <text:p text:style-name="P6">-<text:span text:style-name="T10">turns each bit of plain into a random cipher bit (operates on 16 bytes at a time) = block cipher</text:span></text:p>
      <text:p text:style-name="P6">-<text:span text:style-name="T10">using AES is complicated – same plaintext = same cipher text every time. (Electronic code book, ECB)</text:span></text:p>
      <text:p text:style-name="P6">- <text:span text:style-name="T10">several modes of AES to use, 2 are widely used</text:span></text:p>
      <text:p text:style-name="P7">2. ChaCha20 – another effective, secure algorithm, but most just use AES</text:p>
      <text:p text:style-name="P7"><text:soft-page-break/></text:p>
      <text:p text:style-name="P7"/>
      <text:p text:style-name="P7"><text:span text:style-name="T1">AES Modes and Implementation –</text:span> <text:span text:style-name="T14">block cipher modes (fixing issue of ECB in AES)</text:span></text:p>
      <text:p text:style-name="P7"><text:span text:style-name="T11">1. </text:span><text:span text:style-name="T6">Cipher Block Chaining </text:span><text:span text:style-name="T11">– using xor to manipulate input to have more secure encryption</text:span></text:p>
      <text:p text:style-name="P7">-<text:span text:style-name="T11">IV (initial input) has to be randomized each iteration, and used ONLY once to limit the same ciphertext for same input</text:span></text:p>
      <text:p text:style-name="P7">- <text:span text:style-name="T11">the last cipher text will be the initialization vector of the next iteration of encryption (block chaining)</text:span></text:p>
      <text:p text:style-name="P8">2. <text:span text:style-name="T5">Counter Mode</text:span> – take IV, run through encryption algorithm, run it through next block of plain text</text:p>
      <text:p text:style-name="P8">-IV needs to be chosen randomly at first</text:p>
      <text:p text:style-name="P8">-changing 1 bit in PT changes several random bits in CT – can’t tell anything about PT from CT from these large changes in CT from small changes in PT</text:p>
      <text:p text:style-name="P8">-IV still public, but encrypted</text:p>
      <text:p text:style-name="P8">-<text:span text:style-name="T12">still uses block chain system</text:span></text:p>
      <text:p text:style-name="P8">-<text:span text:style-name="T12">use AES to make random bits, then use XOR to generate random IV</text:span></text:p>
      <text:p text:style-name="P8">- <text:span text:style-name="T12">doesn’t have to be as random as AES</text:span></text:p>
      <text:p text:style-name="P8">-<text:span text:style-name="T12">never want counter to be reset/overlap (however counter is very large, 2^128)</text:span></text:p>
      <text:p text:style-name="P8">-<text:span text:style-name="T12">relies on the same counter NEVER being entered as input into AES, so we increment counter each iteration</text:span></text:p>
      <text:p text:style-name="P8"/>
      <text:p text:style-name="P9">Randomness Lab – <text:span text:style-name="T13">where do we get randomness?</text:span></text:p>
      <text:p text:style-name="P9">-<text:span text:style-name="T14">sampling microseconds of keystrokes</text:span></text:p>
      <text:p text:style-name="P9">-<text:span text:style-name="T14">sampling smaller values of CPU temperature </text:span></text:p>
      <text:p text:style-name="P10">- these smaller values are essentially random numbers</text:p>
      <text:p text:style-name="P10">-entropy = computers measurement of randomness</text:p>
      <text:p text:style-name="P10">-/dev/random will give the random data a computer has gathered on linux machines</text:p>
      <text:p text:style-name="P10"/>
      <text:p text:style-name="P3">Integrity – Cryptographic Hashing</text:p>
      <text:p text:style-name="P11">- one way function</text:p>
      <text:p text:style-name="P11">-give any amount of data, gives us fixed amount of bits</text:p>
      <text:p text:style-name="P11">-two sec requirements– </text:p>
      <text:p text:style-name="P11"><text:tab/>1. one way, we don’t want ppl to know input. </text:p>
      <text:p text:style-name="P11"><text:tab/>2. Don’t want two inputs giving the same output</text:p>
      <text:p text:style-name="P12">Cryptographic Hashing Algorithms - </text:p>
      <text:p text:style-name="P12">1. M<text:span text:style-name="T29">D</text:span>5 – completely broken, don’t use</text:p>
      <text:p text:style-name="P12">2. Shaw1 – still used (by git), has been practically broken by super comps at google(SHAttered attack)</text:p>
      <text:p text:style-name="P12">3. Shaw2 – stronger, 256 bit version of shaw1, has a few vulns but none too serious, most commonly used, faster in software</text:p>
      <text:p text:style-name="P12">4. Shaw3 – considered secure, has no known vulns, faster In hardware</text:p>
      <text:p text:style-name="P12"/>
      <text:p text:style-name="P4">Hashing and Passwords - </text:p>
      <text:p text:style-name="P4"><text:span text:style-name="T15">- most stored passwords are hashed in databases</text:span></text:p>
      <text:p text:style-name="P4"><text:span text:style-name="T15">-run hashed passwords through shaw1, can find actual passwords. This is why we don’t want to use common/bad passwords</text:span></text:p>
      <text:p text:style-name="P4"><text:span text:style-name="T15">-wordless = attack against hashed passwords</text:span></text:p>
      <text:p text:style-name="P4"><text:span text:style-name="T15">-rainbow table – attack on hashes chain of hashes, (aaaa), hash multiple times over and over with multiple inputs, helps finds collisions. </text:span></text:p>
      <text:p text:style-name="P4"><text:span text:style-name="T15"><text:tab/>-if you see a match, you can work backwards on the inputs youve entered</text:span></text:p>
      <text:p text:style-name="P4"><text:span text:style-name="T15"><text:tab/>-requires a lot of computation</text:span></text:p>
      <text:p text:style-name="P5"><text:soft-page-break/><text:span text:style-name="T15">-birthday paradox attack on hashing – best known attack on hashing (only care about A collision, not a specific one).</text:span></text:p>
      <text:p text:style-name="P5"><text:span text:style-name="T15"><text:tab/>-only way to protect against it is to have a very large hashing algorithm</text:span></text:p>
      <text:p text:style-name="P5"><text:span text:style-name="T15">-all hashes are vulnerable to the birthday paradox, but larger hashes are less feasible</text:span></text:p>
      <text:p text:style-name="P5"><text:span text:style-name="T15"/></text:p>
      <text:p text:style-name="P5">Message Authentication Codes - </text:p>
      <text:p text:style-name="P5">-<text:span text:style-name="T2">”</text:span><text:span text:style-name="T3">personal secret” into message that gets hashed</text:span></text:p>
      <text:p text:style-name="P5"><text:span text:style-name="T15">-have second separate key, used in message authentication, kept secret</text:span></text:p>
      <text:p text:style-name="P5"><text:span text:style-name="T15">-now attacker can’t rehash their message because now you have a private key they don’t have</text:span></text:p>
      <text:p text:style-name="P5"><text:span text:style-name="T15">-used to protect </text:span><text:span text:style-name="T7">integrity</text:span><text:span text:style-name="T15"> of message </text:span></text:p>
      <text:p text:style-name="P5"><text:span text:style-name="T15">-can either get the MAC, then encrypt the whole message. OR encrypt the message then MAC the cipher text (most secure to use)</text:span></text:p>
      <text:p text:style-name="P5"><text:span text:style-name="T15">-</text:span><text:span text:style-name="T16">encrypt → MAC is best. Mac → encrypt can lead to adversary learning info about PT from CT. Encrypt AND MAC gets us back to sending same PT may show in MAC and CT.</text:span></text:p>
      <text:p text:style-name="P5"><text:span text:style-name="T15"/></text:p>
      <text:p text:style-name="P13"><text:span text:style-name="T15">Hash-Based MAC’s</text:span></text:p>
      <text:p text:style-name="P25"><text:span text:style-name="T18">key</text:span><text:span text:style-name="T22">-message-key: send key into hashing alg, then append to message and add the key again</text:span></text:p>
      <text:p text:style-name="P25"><text:span text:style-name="T22">-EX: HMAC SHA256, using sha2 with 256 bit, then add an hmac on top</text:span></text:p>
      <text:p text:style-name="P25"><text:span text:style-name="T22"/></text:p>
      <text:p text:style-name="P25"><text:span text:style-name="T22">-SHA3 uses KMAC, prepend key to message, squeeze info into correct number of bits, then use MAC</text:span></text:p>
      <text:p text:style-name="P25"><text:span text:style-name="T22"/></text:p>
      <text:p text:style-name="P26"><text:span text:style-name="T24">Attacks - </text:span></text:p>
      <text:p text:style-name="P29"><text:span text:style-name="T24">1. Replay attack – seeing something valid thats encrypted, send it back. Unless we have some protection, we can keep sending same message and mess w the system (cause hardware problems, increase CPU temps, etc). Can mess with things like moving objects (replay attack on a command “turn right”).</text:span></text:p>
      <text:p text:style-name="P29"><text:span text:style-name="T24"><text:tab/>-can put time stamps </text:span><text:span text:style-name="T25">in message for server to verify</text:span><text:span text:style-name="T24"> or private numbers into instructions to prevent this</text:span></text:p>
      <text:p text:style-name="P29"><text:span text:style-name="T25">2. padding-oracle attack – leaky server, if adversary can see padding then we can work backwards to get PT</text:span></text:p>
      <text:p text:style-name="P30"><text:span text:style-name="T25">3. </text:span><text:span text:style-name="T24">birthday paradox- fights against hashing, looks for A collision, not any particular collision.</text:span></text:p>
      <text:p text:style-name="P29"><text:span text:style-name="T26">MUST PROTECT PRIVATE KEY- </text:span><text:span text:style-name="T24">if attacker gets the symmetric key, the encryption is broken instantly.</text:span></text:p>
      <text:p text:style-name="P29"><text:span text:style-name="T24"/></text:p>
      <text:p text:style-name="P27"><text:span text:style-name="T27">Secure Cryptographic Design </text:span><text:span text:style-name="T22">– </text:span><text:span text:style-name="T23">making sure we protect key. Most try to get key rather than break encryption.</text:span></text:p>
      <text:p text:style-name="P28"><text:span text:style-name="T23"/></text:p>
      <text:p text:style-name="P30"><text:span text:style-name="T28">-S</text:span><text:span text:style-name="T21">ymmetric Encryption relied on both parties having the same secret key</text:span></text:p>
      <text:p text:style-name="P25"><text:span text:style-name="T22"/></text:p>
      <text:p text:style-name="P25"><text:span text:style-name="T21">Asymmetric Encryption---------------------------------------------------------------------------------------------</text:span></text:p>
      <text:p text:style-name="P31"/>
      <text:p text:style-name="P32">- <text:span text:style-name="T29">now parties don’t need to have same private key. People have two keys, one private and one public.</text:span></text:p>
      <text:p text:style-name="P32">- <text:span text:style-name="T30">PT → encrypt(with public key)→ CT → decrypt (w private key) → PT</text:span></text:p>
      <text:p text:style-name="P32">-<text:span text:style-name="T30">RSA is the most used algorithm to generate keystrokes</text:span></text:p>
      <text:p text:style-name="P32">-<text:span text:style-name="T30">public key can’t decrypt, only personal private key</text:span></text:p>
      <text:p text:style-name="P33">-think a box w two locks: public key unlocks one, private key unlocks other</text:p>
      <text:p text:style-name="P23">Mathematical Problems: <text:span text:style-name="T19">trapdoor functions: </text:span><text:span text:style-name="T20">factorization problem</text:span><text:span text:style-name="T19">: a number created by multiplying two large prime numbers. (numbers must be very far apart or they’re vulnerable to a square root attack)</text:span></text:p>
      <text:p text:style-name="P23"><text:span text:style-name="T19"/></text:p>
      <text:p text:style-name="P14"><text:soft-page-break/><text:span text:style-name="T19">- Discrete Logarithm Problem – </text:span><text:span text:style-name="T18">have some number, multiply it by itself p times. Going to be mod/ some other large number. Focuses on exponentiation. Mod gives you the trapdoor (easy to get in, hard to get out/solve problem)</text:span></text:p>
      <text:p text:style-name="P14"><text:span text:style-name="T19">- Elliptic Curve <text:s/>Discrete Logarithm – </text:span><text:span text:style-name="T18">using discrete log exponentiation with elliptic curves, making it even more complex</text:span></text:p>
      <text:p text:style-name="P14"><text:span text:style-name="T18">- one big caveat to this issues -</text:span></text:p>
      <text:p text:style-name="P14"><text:span text:style-name="T18">- best known ways to break these problems will take a very large amount of time</text:span></text:p>
      <text:p text:style-name="P14"><text:span text:style-name="T18">- none of these problems have been proven to be secure yet, we just assume they are (can be broken w quantum computing very easily)</text:span></text:p>
      <text:p text:style-name="P14"><text:span text:style-name="T18">- need incredible large numbers to keep these RSA algs secure (2^2048)</text:span></text:p>
      <text:p text:style-name="P14"><text:span text:style-name="T18"/></text:p>
      <text:p text:style-name="P15"><text:span text:style-name="T17">Popular Asymmetric Encryption Algorithms:</text:span></text:p>
      <text:p text:style-name="P24"><text:span text:style-name="T17">- RSA – main workhorse</text:span></text:p>
      <text:p text:style-name="P24"><text:span text:style-name="T17">- elliptic curve algorithms</text:span></text:p>
      <text:p text:style-name="P24"><text:span text:style-name="T17">- key-exchange algorithms</text:span></text:p>
      <text:p text:style-name="P24"><text:span text:style-name="T17">- whole goal is to find asymmetric way to share a secret</text:span></text:p>
      <text:p text:style-name="P16">Diffie Helman Key Exchange: <text:span text:style-name="T40">future of internet encryption </text:span><text:span text:style-name="T18">exchanging private keys (shown w colors):</text:span></text:p>
      <text:p text:style-name="P16"><text:span text:style-name="T18">-alice and bob pick a public, shared color</text:span></text:p>
      <text:p text:style-name="P16"><text:span text:style-name="T18">- then they both pick a private number</text:span></text:p>
      <text:p text:style-name="P16"><text:span text:style-name="T18">- then they take their original color/number, exponentiate to the private color/number, then mod it with shared color/number</text:span></text:p>
      <text:p text:style-name="P16"><text:span text:style-name="T18">- then they exchange each (alice gets g*b mod n, bob gets g*a mod n)</text:span></text:p>
      <text:p text:style-name="P16"><text:span text:style-name="T18">- then they mix/mod their original private colors again to get the PT at the end</text:span></text:p>
      <text:p text:style-name="P16">RSA: <text:span text:style-name="T32">named after three creators</text:span></text:p>
      <text:p text:style-name="P16"><text:span text:style-name="T32">-have 1024 bit, 2048, 4096 bit sized keys. Trade off is higher security for less speed</text:span></text:p>
      <text:p text:style-name="P16"><text:span text:style-name="T32">-public key is n (product of two very large prime numbers)</text:span></text:p>
      <text:p text:style-name="P16"><text:span text:style-name="T32">- private key (d)</text:span></text:p>
      <text:p text:style-name="P16"><text:span text:style-name="T32">- CT = exponentiation of public number with e, mod N</text:span></text:p>
      <text:p text:style-name="P16"><text:span text:style-name="T31">Elliptic Curve: </text:span></text:p>
      <text:p text:style-name="P16"><text:span text:style-name="T32">- </text:span><text:span text:style-name="T33">can use much smaller keys, means faster comms</text:span></text:p>
      <text:p text:style-name="P16"><text:span text:style-name="T33">- take two points on the curve, find next point on the curve following same slope, then flip the point and finding the inverse of that point.</text:span></text:p>
      <text:p text:style-name="P16"><text:span text:style-name="T33">- used by small devices like credit cards</text:span></text:p>
      <text:p text:style-name="P16"><text:span text:style-name="T33">- not all curves are as secure as others</text:span></text:p>
      <text:p text:style-name="P16"><text:span text:style-name="T33"/></text:p>
      <text:p text:style-name="P16"><text:span text:style-name="T33"/></text:p>
      <text:p text:style-name="P16"><text:span text:style-name="T33">- we still have same problem of same input = same output</text:span></text:p>
      <text:p text:style-name="P16"><text:span text:style-name="T33">- need to throw in some randomness/hashing to differ output</text:span></text:p>
      <text:p text:style-name="P16"><text:span text:style-name="T33">- the randomness is what is thrown into exponentiation, enhances security of key-exchange</text:span></text:p>
      <text:p text:style-name="P16"><text:span text:style-name="T33"/></text:p>
      <text:p text:style-name="P16"><text:span text:style-name="T33"/></text:p>
      <text:p text:style-name="P17"><text:span text:style-name="T31">Forward Secrecy - </text:span></text:p>
      <text:p text:style-name="P17"><text:span text:style-name="T32">- if private key gets compromised, how much info is compromised?</text:span></text:p>
      <text:p text:style-name="P17"><text:span text:style-name="T32">- we want loss of key only meaning loss of that session (diffie helman).</text:span></text:p>
      <text:p text:style-name="P17"><text:span text:style-name="T32"/></text:p>
      <text:p text:style-name="P17"><text:span text:style-name="T31">Digital Signatures: </text:span></text:p>
      <text:p text:style-name="P17"><text:span text:style-name="T32">- </text:span><text:span text:style-name="T34">give idea of integrity, and authentication to encryption.</text:span></text:p>
      <text:p text:style-name="P17"><text:soft-page-break/><text:span text:style-name="T34">- the asymmetric keys and dig. Sigs allow us to verify the actual party who sent the message, making sure it wasnt a foreign party</text:span></text:p>
      <text:p text:style-name="P17"><text:span text:style-name="T34">- apply dig sig to hash of a message</text:span></text:p>
      <text:p text:style-name="P17"><text:span text:style-name="T34">- encrypt <text:s/>hash with private key, public key will decrypt. The hash is now “signed”, can append to message, and the recipient can use their public key to decrypt the signed hash. Now the two hashes can match each other, and we know the hash ties in with the public key and we have authentication</text:span></text:p>
      <text:p text:style-name="P17"><text:span text:style-name="T34"/></text:p>
      <text:p text:style-name="P17"><text:span text:style-name="T34"/></text:p>
      <text:p text:style-name="P18"><text:span text:style-name="T31">Algorithms of Dig Sigs: </text:span></text:p>
      <text:p text:style-name="P18"><text:span text:style-name="T32">- RSA, discrete log, elliptic curve algs</text:span></text:p>
      <text:p text:style-name="P18"><text:span text:style-name="T38">-Certificates:</text:span><text:span text:style-name="T32"> </text:span></text:p>
      <text:p text:style-name="P18"><text:span text:style-name="T32">- Issuer, subject in Dig Sigs. Issuer is someone who can verify ID of sender/subject</text:span></text:p>
      <text:p text:style-name="P18"><text:span text:style-name="T32">- sometimes Issuer and subject can be same,</text:span></text:p>
      <text:p text:style-name="P18"><text:span text:style-name="T32">- Time stamps of keys: not valid before, not valid after time limits</text:span></text:p>
      <text:p text:style-name="P18"><text:span text:style-name="T32"><text:tab/><text:tab/>-shields from key getting compromised and being vulnerable forever</text:span></text:p>
      <text:p text:style-name="P18"><text:span text:style-name="T32">- </text:span><text:span text:style-name="T35">Public key is in certificate</text:span></text:p>
      <text:p text:style-name="P18"><text:span text:style-name="T35"/></text:p>
      <text:p text:style-name="P19"><text:span text:style-name="T39">How to know if certificate belongs to a person?</text:span></text:p>
      <text:p text:style-name="P19"><text:span text:style-name="T39">-</text:span><text:span text:style-name="T32">At some level we have to assume trust (windows, chrome comes with certificates of sources they trust)</text:span></text:p>
      <text:p text:style-name="P19"><text:span text:style-name="T32">- </text:span><text:span text:style-name="T37">Web of Trust: </text:span><text:span text:style-name="T32">have own private key, can use a network of trust by verifying a public key of someone in person with ID so everyone knows you are who you say you are.</text:span></text:p>
      <text:p text:style-name="P19"><text:span text:style-name="T32"><text:tab/>-decentralized, hard to scale, but effective </text:span></text:p>
      <text:p text:style-name="P19"><text:span text:style-name="T32"/></text:p>
      <text:p text:style-name="P19"><text:span text:style-name="T31">Certificate Revocation: </text:span><text:span text:style-name="T32"><text:s/>what happens if your private key is compromised?</text:span></text:p>
      <text:p text:style-name="P19"><text:span text:style-name="T32">- compromised party will issue a revoke on the trust certificate that was compromised</text:span></text:p>
      <text:p text:style-name="P19"><text:span text:style-name="T32">- revoked keys will get put in list to remember them all</text:span></text:p>
      <text:p text:style-name="P19"><text:span text:style-name="T32">-Man in the middle attacks on this is very difficult (could block certificate revocation lists, give false lists, etc)</text:span></text:p>
      <text:p text:style-name="P19"><text:span text:style-name="T32"/></text:p>
      <text:p text:style-name="P19"><text:span text:style-name="T32">-</text:span><text:span text:style-name="T36">military has physical hardware device that comes with physical key that anyone using two diff networks to communicate with classified info needs</text:span></text:p>
      <text:p text:style-name="P19"><text:span text:style-name="T36"/></text:p>
      <text:p text:style-name="P19"><text:span text:style-name="T32"/></text:p>
      <text:p text:style-name="P19"><text:span text:style-name="T31">Quantum Computing: </text:span></text:p>
      <text:p text:style-name="P19"><text:span text:style-name="T32">- </text:span><text:span text:style-name="T36">able to break every encryption to date, but aren’t in proper use yet as the quantum computers aren’t big enough yet</text:span></text:p>
      <text:p text:style-name="P19"><text:span text:style-name="T36">- estimated to be big enough to crack them in the next few years</text:span></text:p>
      <text:p text:style-name="P19"><text:span text:style-name="T36">- need as many qubits as key to break it</text:span></text:p>
      <text:p text:style-name="P19"><text:span text:style-name="T36">- searching for next algorithm that arent vulnerable to quantum computing (Shor’s algorithm)</text:span></text:p>
      <text:p text:style-name="P19"><text:span text:style-name="T36"/></text:p>
      <text:p text:style-name="P19"><text:span text:style-name="T36"/></text:p>
      <text:p text:style-name="P20"><text:span text:style-name="T31">Transport Layer Security protocols:</text:span></text:p>
      <text:p text:style-name="P34">- TLS, SSL, HTTPS, etc</text:p>
      <text:p text:style-name="P34">- <text:span text:style-name="T41">have a suite of “okay’d” cipher suites that the sender and server agree on for key exchange</text:span></text:p>
      <text:p text:style-name="P34">- <text:span text:style-name="T41">attacker will often not add in any suites to avoid being detected, but will choose the most vuln one out of the list</text:span></text:p>
      <text:p text:style-name="P34">- <text:span text:style-name="T42">has two versions, TLS 1.2 and 1.3</text:span></text:p>
      <text:p text:style-name="P35">-1.3 has been limited to diffie hellman, won’t allow rsa key exchange</text:p>
      <text:p text:style-name="P35"><text:soft-page-break/>- 1.2 supports compression (which only makes it more vuln, don’t want compression), but 1.3 doesn’t have that option</text:p>
      <text:p text:style-name="P35">-<text:span text:style-name="T43">TLS takes all encryption algorithms for C and I (CIA), providing a single language the internet can use to pick which algs to use when having secure comms</text:span></text:p>
      <text:p text:style-name="P35"/>
      <text:p text:style-name="P35"/>
      <text:p text:style-name="P21">Attack Methods:</text:p>
      <text:p text:style-name="P36">-do we need to attack the actual encryption? </text:p>
      <text:p text:style-name="P36"><text:tab/>-could instead try to take advantage of other vulns, like buffer overflow</text:p>
      <text:p text:style-name="P36">-see which algs they’re using. If using vuln alg, we can just break it</text:p>
      <text:p text:style-name="P36">- how are keys generated/stored? Can we find the keys and just bypass the encryption?</text:p>
      <text:p text:style-name="P36">- how do they get random values? Is it a pattern? Based on time? - can guess random vals and generate same random vals if we have their seed (starting random val)</text:p>
      <text:p text:style-name="P36">- any side channels? <text:span text:style-name="T44">Process of doing algs can reveal info about key</text:span></text:p>
      <text:p text:style-name="P36"><text:tab/>-<text:span text:style-name="T44">power/timing. Different keys have different properties of power utilization, timing, etc</text:span></text:p>
      <text:p text:style-name="P36"/>
      <text:p text:style-name="P36"/>
      <text:p text:style-name="P22">Challenge Problem:------------------------------------------------------------------------------------</text:p>
      <text:p text:style-name="P37"/>
      <text:p text:style-name="P37">• <text:span text:style-name="T45">Design a secure Encryption Scheme and implement</text:span><text:line-break/><text:span text:style-name="T45">using Python to provide the Cryptographic Primitives</text:span></text:p>
      <text:p text:style-name="P37"><text:line-break/>• <text:span text:style-name="T45">Required:</text:span><text:line-break/>• <text:span text:style-name="T45">One symmetric encryption algorithm - </text:span><text:span text:style-name="T47">C</text:span><text:line-break/>• <text:span text:style-name="T45">One symmetric message authentication code - </text:span><text:span text:style-name="T47">I</text:span><text:line-break/>• <text:span text:style-name="T45">One asymmetric key exchange/</text:span><text:span text:style-name="T46">encryption</text:span><text:span text:style-name="T45"> algorithm</text:span><text:line-break/>• <text:span text:style-name="T45">One asymmetric signature algorithm - </text:span><text:span text:style-name="T47">A</text:span></text:p>
      <text:p text:style-name="P37"/>
      <text:p text:style-name="P37">**<text:span text:style-name="T48">pycrypto dome</text:span></text:p>
      <text:p text:style-name="P37"><text:line-break/>• <text:span text:style-name="T45">Write a description of why your scheme is secure</text:span><text:line-break/><text:span text:style-name="T45">and document any design choices you make</text:span><text:line-break/>• <text:span text:style-name="T45">Visual diagrams are encouraged</text:span><text:line-break/>• <text:span text:style-name="T45">What attackers are you defending against?</text:span><text:line-break/>• <text:span text:style-name="T45">Are there any attackers that your scheme does</text:span><text:line-break/><text:span text:style-name="T45">not defend against? Why?</text:span><text:line-break/>• <text:span text:style-name="T45">Did you make any choices for performance?</text:span><text:line-break/>• <text:span text:style-name="T45">Networking not required, but please discuss</text:span><text:line-break/><text:span text:style-name="T45">your design choices</text:span></text:p>
      <text:p text:style-name="P37"/>
      <text:p text:style-name="P37"/>
      <text:p text:style-name="P38">1. encrypt/decrypt images (get data into bytes)</text:p>
      <text:p text:style-name="P38">2.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5T08:23:35.405260196</meta:creation-date>
    <meta:generator>LibreOffice/7.3.7.2$Linux_X86_64 LibreOffice_project/30$Build-2</meta:generator>
    <dc:date>2023-06-06T15:22:30.314325520</dc:date>
    <meta:editing-duration>PT3H14M34S</meta:editing-duration>
    <meta:editing-cycles>12</meta:editing-cycles>
    <meta:document-statistic meta:table-count="0" meta:image-count="0" meta:object-count="0" meta:page-count="6" meta:paragraph-count="189" meta:word-count="2316" meta:character-count="13821" meta:non-whitespace-character-count="11624"/>
  </office:meta>
</office:document-meta>
</file>